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line-height="100%" fo:orphans="0" fo:widows="0"/>
    </style:style>
    <style:style style:name="P4" style:family="paragraph" style:parent-style-name="Standard" style:master-page-name="Standard">
      <style:paragraph-properties fo:margin-top="0in" fo:margin-bottom="0in" loext:contextual-spacing="false" fo:text-align="justify" style:justify-single-word="false" style:page-number="1"/>
    </style:style>
    <style:style style:name="T1" style:family="text">
      <style:text-properties fo:color="#1155cc" style:text-underline-style="solid" style:text-underline-width="auto" style:text-underline-color="font-color"/>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Kolejny numer, kolejne opowiadanie o Sombrze. Tym razem jest ono jednak o tyle szczególne, że dotyczy jego przeszłości, nie zaś panowania ani wydarzeń, jakie mogły mieć miejsce już po jego ostatecznym upadku – i jest przy tym na tyle oryginalne, by zaciekawić samym swoim zamysłem na fabułę, postacie czy konstrukcję opowiadania. Mitch H, autor, zdołał przeistoczyć cienistą zjawę mruczącą o kryształach i niewolnikach w coś… fascynującego.</text:p>
      <text:p text:style-name="P2"/>
      <text:p text:style-name="P2">Mroczny król Sombra, zdobywca Kryształowego Imperium, mistrz czarnej magii, jednorożec tak potężny, że powaliła go dopiero para księżniczek… czym jednak był przedtem? Jakie doświadczenia życiowe sprawiły, że skończył tak, jak skończył, i czemu wybrał właśnie miasto pod ochroną Kryształowego Serca jako swój cel? „Little Sparrow” odpowiada na te wszystkie pytania i na wiele innych. Całość to seria wspomnień monarchy, rozpamiętującego dawne czasy. Co jednak ważne, jest on tylko jednym z dwóch bohaterów głównych – drugim jest bowiem tytułowy „mały wróbel” – pegazica o imieniu Gusty.</text:p>
      <text:p text:style-name="P2"/>
      <text:p text:style-name="P2">To właśnie swoją długą znajomość z nią wspomina Sombra. Taka konstrukcja fabuły oznacza, że po samym opisie możemy się domyślić przebiegu wydarzeń. Skoro już na samym wstępie monarcha wspomina, że gdyby Gusty żyła, to najpewniej oblegałaby jego miasto, wykrzykując przekleństwa w jego stronę, i że bardzo za nią tęskni, to już wiemy, że musiała to być niezwykła klacz, zdolna do zawrócenia w głowie mrocznemu królowi, i nad wyraz wojownicza. Dowiadujemy się też, że w momencie, gdy Sombra wspomina te wydarzenia, to walecznej pegazicy nie ma już na tym padole łez.</text:p>
      <text:p text:style-name="P2"/>
      <text:p text:style-name="P2">Jak się okazuje, monarcha za młodu był najemnikiem, należącym do oddziału o trafnej nazwie „Szklane młoty” (jak z przekąsem wspomina, oznacza to, że pękli dość szybko). Akcja opowiadania zaczyna się, gdy liczne oddziały najemne, wynajęte przez pretendenta do tronu quasi-egipskiego państwa, zostają zmuszone do szybkiej, krwawej i kłopotliwej ucieczki z terenu atakowanego przez nich państwa po otruciu ich pracodawcy przez nieznanych sprawców. Mimo prób unikania niepotrzebnej walki, by nie narażać się na straty, oddział Sombry wpada w pułapkę, z której wyciąga go dopiero brawurowa szarża grupy pegazów. Tak oto Sombra poznaje Gusty – i tak zaczyna się najbardziej niezwykła przygoda w jego życiu, zakończona bolesnym upadkiem.</text:p>
      <text:p text:style-name="P2"/>
      <text:p text:style-name="P2">Jednym z najważniejszych elementów, które sprawiają że „Little Sparrow” jest tak świetnym opowiadaniem, jest świat. Uniwersum tworzone przez autora to wrogie, chaotyczne miejsce. Equestria, stworzona przez władców znanych z odcinka o Wigilii Serdeczności nie jest już w stanie utrzymywać Słońca na niebie i wszyscy spodziewają się najgorszego – przynajmniej do pojawienia się pierwszych plotek o Celestii. Jedne państwa upadają, inne rosną w siłę, potężne istoty kroczą po ziemi (lub latają w przestworzach) i skupiają na sobie uwagę przerażonych maluczkich tego świata. Wszystko tu jest ze sobą logicznie powiązane i używane do urealnienia przedstawionej historii – na przykład sama Dusty pochodzi z jednego z pegazich państw, w którym po zamachu stanu zwolennicy starej władzy zostali zmuszeni do ucieczki. Wpływa to na jej zachowanie i pozycję w tym świecie. Niczym w cyklu wiedźmińskim, polityka wielkich i potężnych wpływa na losy naszych bohaterów… choć, jak można się domyślić po historii życia Sombry, w świecie magicznych kucyków nawet maluczcy potrafią się zemścić, gdy upodli się ich odpowiednio mocno.</text:p>
      <text:p text:style-name="P2">Kolejnym czynnikiem jest fakt, że patrzymy na to wszystko z perspektywy Sombry. Opowiadanie pisane jest w pierwszej osobie liczby pojedynczej, dzięki czemu jesteśmy w stanie w pełni doświadczyć uczuć, jakie targają przyszłym monarchą. Każda rozterka, każde utajone zerknięcie na Gusty, wszystkie jego drobne przemyślenia – mamy do nich pełen dostęp, dzięki czemu możemy w pełni się wczuć w króla i zrozumieć, co go prowadziło. W pewnym sensie zabawne są wzmianki Sombry o rzeczach, o których on sam jeszcze nie za wiele wie, a które powinny być doskonale znane czytelnikom – na przykład wzmianka o legendarnej Megan czy ciągłe narzekanie na <office:annotation office:name="__Annotation__9_467188938"><dc:creator>Weronika Błaż</dc:creator><dc:date>2018-07-20T21:47:05</dc:date><text:p><text:span text:style-name="T2">Sugeruję jednak stosować spolszczoną pisownię...</text:span></text:p></office:annotation>alikorny<office:annotation-end office:name="__Annotation__9_467188938"/>.</text:p>
      <text:p text:style-name="P2"/>
      <text:p text:style-name="P2">Z racji zaprezentowanej perspektywy oraz skupienia się przede wszystkim na Sombrze oraz Gusty nie mamy tu do czynienia z dużą liczbą postaci. Większość z nich się zaledwie przewija – imię w tekście, wymienione jako pomysłodawca tego-i-tamtego albo jako powód, dla którego Gusty i Sombra coś zrobili. Nie jest to jednak zbyt ważne, bo para głównych bohaterów w pełni nadrabia te braki. Szczególnie Gusty – jako postać stworzona na potrzeby opowiadania – jest tu ważna. Nasza pegazica jest już od początku świetnym wojownikiem i doskonałym przywódcą, jednak wciąż pozostawiono jej sporo miejsca na rozwój. W końcu poznajemy ją lepiej, by pod koniec rozpaczać razem z Sombrą nad jej losem.</text:p>
      <text:p text:style-name="P2"/>
      <text:p text:style-name="P2">Nawet najlepiej zaplanowany świat i nawet najżywsze uczucia zawarte w tekście byłyby niczym, gdyby starano się je przekazać w nieudolny sposób. Nic z tego – angielszczyzna opowiadania jest nie tylko bez zarzutu, ona jest po prostu piękna. Autor doskonale zna ten język i nie waha się go użyć – powiedzonka, słowotwórstwo, idiomy, wszystko to się łączy w jedną, harmonijną całość z opisanymi wyżej elementami. Nawet przez chwilę żadna głupia literówka czy niezręczne porównanie nie wybijają nas z czytania. Czytałem gorzej napisane książki wydane drukiem – choć ma to, oczywiście, tę wadę, że do zapoznania się z tekstem trzeba dobrze opanować język angielski.</text:p>
      <text:p text:style-name="P2"/>
      <text:p text:style-name="P2">W sumie daje to nam nie tylko jedne z lepszych opowiadań o Sombrze, jakie czytałem, ale – po prostu – jedno z najlepszych, jakie czytałem. Całość ma zaledwie 18 tysięcy słów, więc dla osoby dobrze umiejącej czytać po angielsku zapoznanie się z „Little Sparrow” to zaledwie chwila. Mamy tu zarówno świetnie opisaną i rozbudowaną politykę, zaplanowany z głową świat, żywe postacie i nienaganny język. To, że już od samego początku wiemy, jak opowiadanie się skończy, nie psuje radości z czytania – wręcz przeciwnie, dzięki temu od początku możemy łowić każdą drobną wzmiankę, która by nas naprowadziła na informacje o losie naszej bohaterki.</text:p>
      <text:p text:style-name="P2"/>
      <text:p text:style-name="P2">Czasem stwierdzam, że jakiemuś opowiadaniu przydałaby się część dalsza albo że wydaje się być przegadane i za długie. W tym konkretnym wypadku jednak mogę stwierdzić tylko, <office:annotation office:name="__Annotation__18_467188938"><dc:creator>Weronika Błaż</dc:creator><dc:date>2018-07-20T21:51:40</dc:date><text:p><text:span text:style-name="T2">A nie lepiej "że _jest ono_ perfekcyjną itd."?</text:span></text:p></office:annotation>że całość jest perfekcyjną, zamkniętą całością<office:annotation-end office:name="__Annotation__18_467188938"/>, z której już nic nie dałoby się odjąć ani której nie powinno się już bardziej rozszerzyć. Polecam z całego serca.</text:p>
      <text:p text:style-name="P2"/>
      <text:p text:style-name="P1"><text:a xlink:type="simple" xlink:href="https://www.fimfiction.net/story/412702/little-sparrow" text:style-name="Internet_20_link" text:visited-style-name="Visited_20_Internet_20_Link"><text:span text:style-name="T1">https://www.fimfiction.net/story/412702/little-sparrow</text:span></text:a></text:p>
      <text:p text:style-name="P3"/>
      <text:p text:style-name="P3"><text:a xlink:type="simple" xlink:href="https://www.deviantart.com/alahmnat/art/Eyes-of-Sombra-349675989" text:style-name="Internet_20_link" text:visited-style-name="Visited_20_Internet_20_Link"><text:span text:style-name="T1">https://www.deviantart.com/alahmnat/art/Eyes-of-Sombra-349675989</text:span></text:a> – na top</text:p>
      <text:p text:style-name="P3"><text:a xlink:type="simple" xlink:href="https://derpibooru.org/1762165?q=king+sombra" text:style-name="Internet_20_link" text:visited-style-name="Visited_20_Internet_20_Link"><text:span text:style-name="T1">https://derpibooru.org/1762165?q=king+sombr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964" meta:character-count="6571" meta:non-whitespace-character-count="5602"/>
    <meta:generator>LibreOfficeDev/5.1.0.3$Linux_X86_64 LibreOffice_project/</meta:generator>
  </office:meta>
</office:document-meta>
</file>